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7.805208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5"/>
        <table:table-column table:style-name="co3" table:number-columns-repeated="4" table:default-cell-style-name="ce4"/>
        <table:table-column table:style-name="co3" table:number-columns-repeated="4" table:default-cell-style-name="ce5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99" table:formula="of:=AVERAGE([.D4:.G4])" table:style-name="ce4">
            <text:p>1,33</text:p>
          </table:table-cell>
          <table:table-cell office:value-type="float" office:value="1.9833333333333301" table:formula="of:=AVERAGE([.H4:.K4])" table:style-name="ce5">
            <text:p>1,98</text:p>
          </table:table-cell>
          <table:table-cell office:value-type="float" office:value="1.3333333333333399" table:style-name="ce4">
            <text:p>1,33</text:p>
          </table:table-cell>
          <table:table-cell table:number-columns-repeated="3" table:style-name="ce4"/>
          <table:table-cell office:value-type="float" office:value="1.9833333333333301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401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401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901" table:formula="of:=AVERAGE([.D6:.G6])" table:style-name="ce4">
            <text:p>1,85</text:p>
          </table:table-cell>
          <table:table-cell office:value-type="float" office:value="1.9166666666666601" table:formula="of:=AVERAGE([.H6:.K6])" table:style-name="ce5">
            <text:p>1,92</text:p>
          </table:table-cell>
          <table:table-cell office:value-type="float" office:value="1.8499999999999901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801" table:formula="of:=AVERAGE([.D7:.G7])" table:style-name="ce4">
            <text:p>1,42</text:p>
          </table:table-cell>
          <table:table-cell office:value-type="float" office:value="1.36666666666667" table:formula="of:=AVERAGE([.H7:.K7])" table:style-name="ce5">
            <text:p>1,37</text:p>
          </table:table-cell>
          <table:table-cell office:value-type="float" office:value="1.4166666666666801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6" table:formula="of:=AVERAGE([.D8:.G8])" table:style-name="ce4">
            <text:p>1,12</text:p>
          </table:table-cell>
          <table:table-cell office:value-type="float" office:value="1.7166666666666699" table:formula="of:=AVERAGE([.H8:.K8])" table:style-name="ce5">
            <text:p>1,72</text:p>
          </table:table-cell>
          <table:table-cell office:value-type="float" office:value="1.11666666666666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99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899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899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098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098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98" table:formula="of:=AVERAGE([.D11:.G11])" table:style-name="ce4">
            <text:p>0,63</text:p>
          </table:table-cell>
          <table:table-cell office:value-type="float" office:value="1.7333333333333301" table:formula="of:=AVERAGE([.H11:.K11])" table:style-name="ce5">
            <text:p>1,73</text:p>
          </table:table-cell>
          <table:table-cell office:value-type="float" office:value="0.63333333333332598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01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11.8125in" svg:y="2.39583333333333in" svg:width="1.63541666666667in" svg:height="0.90625in">
              <dc:creator>KK</dc:creator>
              <text:p><text:span text:style-name="T1">KK:</text:span><text:span text:style-name="T1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05" table:formula="of:=AVERAGE([.D31:.G31])" table:style-name="ce4">
            <text:p>0,77</text:p>
          </table:table-cell>
          <table:table-cell office:value-type="float" office:value="1.86666666666667" table:formula="of:=AVERAGE([.H31:.K31])" table:style-name="ce5">
            <text:p>1,87</text:p>
          </table:table-cell>
          <table:table-cell office:value-type="float" office:value="0.76666666666667305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7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5" table:formula="of:=AVERAGE([.D32:.G32])" table:style-name="ce4">
            <text:p>1,50</text:p>
          </table:table-cell>
          <table:table-cell office:value-type="float" office:value="1.25" table:formula="of:=AVERAGE([.H32:.K32])" table:style-name="ce5">
            <text:p>1,25</text:p>
          </table:table-cell>
          <table:table-cell office:value-type="float" office:value="1.5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599" table:formula="of:=AVERAGE([.D33:.G33])" table:style-name="ce4">
            <text:p>1,22</text:p>
          </table:table-cell>
          <table:table-cell office:value-type="float" office:value="0.78333333333333399" table:formula="of:=AVERAGE([.H33:.K33])" table:style-name="ce5">
            <text:p>0,78</text:p>
          </table:table-cell>
          <table:table-cell office:value-type="float" office:value="1.2166666666666599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399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01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01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541" table:formula="of:=AVERAGE([.D36:.G36])" table:style-name="ce4">
            <text:p>0,92</text:p>
          </table:table-cell>
          <table:table-cell office:value-type="float" office:value="0.8" table:formula="of:=AVERAGE([.H36:.K36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0166666666666699" table:style-name="ce4">
            <text:p>1,02</text:p>
          </table:table-cell>
          <table:table-cell table:number-columns-repeated="2" table:style-name="ce4"/>
          <table:table-cell office:value-type="float" office:value="0.8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" table:formula="of:=AVERAGE([.D37:.G37])" table:style-name="ce4">
            <text:p>1,73</text:p>
          </table:table-cell>
          <table:table-cell office:value-type="float" office:value="2.3833333333333302" table:formula="of:=AVERAGE([.H37:.K37])" table:style-name="ce5">
            <text:p>2,38</text:p>
          </table:table-cell>
          <table:table-cell office:value-type="float" office:value="2.1666666666666501" table:style-name="ce4">
            <text:p>2,17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2.3833333333333302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4" table:formula="of:=AVERAGE([.D38:.G38])" table:style-name="ce4">
            <text:p>1,01</text:p>
          </table:table-cell>
          <table:table-cell office:value-type="float" office:value="0.79999999999999905" table:formula="of:=AVERAGE([.H38:.K38])" table:style-name="ce5">
            <text:p>0,80</text:p>
          </table:table-cell>
          <table:table-cell office:value-type="float" office:value="0.81666666666666099" table:style-name="ce4">
            <text:p>0,82</text:p>
          </table:table-cell>
          <table:table-cell office:value-type="float" office:value="1.2" table:style-name="ce4">
            <text:p>1,20</text:p>
          </table:table-cell>
          <table:table-cell table:number-columns-repeated="2" table:style-name="ce4"/>
          <table:table-cell office:value-type="float" office:value="0.79999999999999905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49" table:formula="of:=AVERAGE([.D39:.G39])" table:style-name="ce4">
            <text:p>1,11</text:p>
          </table:table-cell>
          <table:table-cell office:value-type="float" office:value="3.8833333333333302" table:formula="of:=AVERAGE([.H39:.K39])" table:style-name="ce5">
            <text:p>3,88</text:p>
          </table:table-cell>
          <table:table-cell office:value-type="float" office:value="1.00000000000002" table:style-name="ce4">
            <text:p>1,00</text:p>
          </table:table-cell>
          <table:table-cell office:value-type="float" office:value="1.2166666666666699" table:style-name="ce4">
            <text:p>1,22</text:p>
          </table:table-cell>
          <table:table-cell table:number-columns-repeated="2" table:style-name="ce4"/>
          <table:table-cell office:value-type="float" office:value="3.883333333333330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4.00000000000006" table:formula="of:=IF([.N39]=&quot;&quot;;&quot;&quot;;[.N39]*86400)" table:style-name="ce8">
            <text:p>464</text:p>
          </table:table-cell>
          <table:table-cell office:value-type="float" office:value="7.7333333333333343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" table:formula="of:=IF([.N40]=&quot;&quot;;&quot;&quot;;[.N40]*86400)" table:style-name="ce8">
            <text:p>169</text:p>
          </table:table-cell>
          <table:table-cell office:value-type="float" office:value="2.8166666666666669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2.999999999999915" table:formula="of:=IF([.N42]=&quot;&quot;;&quot;&quot;;[.N42]*86400)" table:style-name="ce8">
            <text:p>33</text:p>
          </table:table-cell>
          <table:table-cell office:value-type="float" office:value="0.5499999999999986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6" table:formula="of:=IF([.N43]=&quot;&quot;;&quot;&quot;;[.N43]*86400)" table:style-name="ce8">
            <text:p>86</text:p>
          </table:table-cell>
          <table:table-cell office:value-type="float" office:value="1.4333333333333333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19.99999999999987" table:formula="of:=IF([.N44]=&quot;&quot;;&quot;&quot;;[.N44]*86400)" table:style-name="ce8">
            <text:p>120</text:p>
          </table:table-cell>
          <table:table-cell office:value-type="float" office:value="1.9999999999999978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0.99999999999997" table:formula="of:=IF([.N62]=&quot;&quot;;&quot;&quot;;[.N62]*86400)" table:style-name="ce8">
            <text:p>171</text:p>
          </table:table-cell>
          <table:table-cell office:value-type="float" office:value="2.8499999999999996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47E-3" table:formula="of:=[.O63]-[.O62]" table:style-name="ce7">
            <text:p>#######</text:p>
          </table:table-cell>
          <table:table-cell table:style-name="ce7"/>
          <table:table-cell office:value-type="float" office:value="-200" table:formula="of:=IF([.N63]=&quot;&quot;;&quot;&quot;;[.N63]*86400)" table:style-name="ce8">
            <text:p>-200</text:p>
          </table:table-cell>
          <table:table-cell office:value-type="float" office:value="-3.3333333333333335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9" table:formula="of:=IF([.N76]=&quot;&quot;;&quot;&quot;;[.N76]*86400)" table:style-name="ce8">
            <text:p>129</text:p>
          </table:table-cell>
          <table:table-cell office:value-type="float" office:value="2.15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893" table:formula="of:=IF([.N78]=&quot;&quot;;&quot;&quot;;[.N78]*86400)" table:style-name="ce8">
            <text:p>61</text:p>
          </table:table-cell>
          <table:table-cell office:value-type="float" office:value="1.0166666666666648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0.999999999999915" table:formula="of:=IF([.N81]=&quot;&quot;;&quot;&quot;;[.N81]*86400)" table:style-name="ce8">
            <text:p>71</text:p>
          </table:table-cell>
          <table:table-cell office:value-type="float" office:value="1.18333333333333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8.000000000000007" table:formula="of:=IF([.N82]=&quot;&quot;;&quot;&quot;;[.N82]*86400)" table:style-name="ce8">
            <text:p>48</text:p>
          </table:table-cell>
          <table:table-cell office:value-type="float" office:value="0.8000000000000001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829" table:formula="of:=IF([.N84]=&quot;&quot;;&quot;&quot;;[.N84]*86400)" table:style-name="ce8">
            <text:p>28</text:p>
          </table:table-cell>
          <table:table-cell office:value-type="float" office:value="0.46666666666666384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2.000000000000121" table:formula="of:=IF([.N85]=&quot;&quot;;&quot;&quot;;[.N85]*86400)" table:style-name="ce8">
            <text:p>42</text:p>
          </table:table-cell>
          <table:table-cell office:value-type="float" office:value="0.70000000000000207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301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3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7.00000000000022" table:formula="of:=IF([.N86]=&quot;&quot;;&quot;&quot;;[.N86]*86400)" table:style-name="ce8">
            <text:p>57</text:p>
          </table:table-cell>
          <table:table-cell office:value-type="float" office:value="0.950000000000003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8.99999999999995" table:formula="of:=IF([.N87]=&quot;&quot;;&quot;&quot;;[.N87]*86400)" table:style-name="ce8">
            <text:p>39</text:p>
          </table:table-cell>
          <table:table-cell office:value-type="float" office:value="0.649999999999999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501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501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8" table:formula="of:=AVERAGE([.D90:.G90])" table:style-name="ce4">
            <text:p>0,80</text:p>
          </table:table-cell>
          <table:table-cell office:value-type="float" office:value="0.93333333333333302" table:formula="of:=AVERAGE([.H90:.K90])" table:style-name="ce5">
            <text:p>0,9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02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99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99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7" table:formula="of:=AVERAGE([.D92:.G92])" table:style-name="ce4">
            <text:p>0,70</text:p>
          </table:table-cell>
          <table:table-cell office:value-type="float" office:value="2.1" table:formula="of:=AVERAGE([.H92:.K92])" table:style-name="ce5">
            <text:p>2,10</text:p>
          </table:table-cell>
          <table:table-cell office:value-type="float" office:value="0.7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" table:style-name="ce5">
            <text:p>2,1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7M53S" table:formula="of:=[.O95]-[.O94]" table:style-name="ce7">
            <text:p>00:07:53</text:p>
          </table:table-cell>
          <table:table-cell office:value-type="time" office:time-value="PT0H7M53S" table:style-name="ce7">
            <text:p>00:07:53</text:p>
          </table:table-cell>
          <table:table-cell office:value-type="float" office:value="473" table:formula="of:=IF([.N95]=&quot;&quot;;&quot;&quot;;[.N95]*86400)" table:style-name="ce8">
            <text:p>473</text:p>
          </table:table-cell>
          <table:table-cell office:value-type="float" office:value="7.8833333333333337" table:formula="of:=IF([.P95]=&quot;&quot;;&quot;&quot;;[.P95]/60)" table:style-name="ce5">
            <text:p>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4745370370370373E-3" table:formula="of:=[.O96]-[.O95]" table:style-name="ce7">
            <text:p>#######</text:p>
          </table:table-cell>
          <table:table-cell table:style-name="ce7"/>
          <table:table-cell office:value-type="float" office:value="-473" table:formula="of:=IF([.N96]=&quot;&quot;;&quot;&quot;;[.N96]*86400)" table:style-name="ce8">
            <text:p>-473</text:p>
          </table:table-cell>
          <table:table-cell office:value-type="float" office:value="-7.8833333333333337" table:formula="of:=IF([.P96]=&quot;&quot;;&quot;&quot;;[.P96]/60)" table:style-name="ce5">
            <text:p>-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1" table:formula="of:=AVERAGE([.D99:.G99])" table:style-name="ce4">
            <text:p>1,00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2" table:style-name="ce4"/>
          <table:table-cell office:value-type="float" office:value="1" table:style-name="ce4">
            <text:p>1,00</text:p>
          </table:table-cell>
          <table:table-cell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02, "(N/A)"</text:p>
          </table:table-cell>
          <table:table-cell office:value-type="float" office:value="1.56666666666662" table:formula="of:=AVERAGE([.D100:.G100])" table:style-name="ce4">
            <text:p>1,57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2" table:style-name="ce4"/>
          <table:table-cell office:value-type="float" office:value="1.56666666666662" table:style-name="ce4">
            <text:p>1,57</text:p>
          </table:table-cell>
          <table:table-cell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.80000000000004501" table:formula="of:=AVERAGE([.D101:.G101])" table:style-name="ce4">
            <text:p>0,80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2" table:style-name="ce4"/>
          <table:table-cell office:value-type="float" office:value="0.80000000000004501" table:style-name="ce4">
            <text:p>0,80</text:p>
          </table:table-cell>
          <table:table-cell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.56666666666662202" table:formula="of:=AVERAGE([.D102:.G102])" table:style-name="ce4">
            <text:p>0,57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2" table:style-name="ce4"/>
          <table:table-cell office:value-type="float" office:value="0.56666666666662202" table:style-name="ce4">
            <text:p>0,57</text:p>
          </table:table-cell>
          <table:table-cell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.53333333333338995" table:formula="of:=AVERAGE([.D103:.G103])" table:style-name="ce4">
            <text:p>0,53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2" table:style-name="ce4"/>
          <table:table-cell office:value-type="float" office:value="0.53333333333338995" table:style-name="ce4">
            <text:p>0,53</text:p>
          </table:table-cell>
          <table:table-cell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.61666666666662995" table:formula="of:=AVERAGE([.D104:.G104])" table:style-name="ce4">
            <text:p>0,62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2" table:style-name="ce4"/>
          <table:table-cell office:value-type="float" office:value="0.61666666666662995" table:style-name="ce4">
            <text:p>0,62</text:p>
          </table:table-cell>
          <table:table-cell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.48333333333338202" table:formula="of:=AVERAGE([.D105:.G105])" table:style-name="ce4">
            <text:p>0,48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2" table:style-name="ce4"/>
          <table:table-cell office:value-type="float" office:value="0.48333333333338202" table:style-name="ce4">
            <text:p>0,48</text:p>
          </table:table-cell>
          <table:table-cell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.51666666666661398" table:formula="of:=AVERAGE([.D106:.G106])" table:style-name="ce4">
            <text:p>0,52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2" table:style-name="ce4"/>
          <table:table-cell office:value-type="float" office:value="0.51666666666661398" table:style-name="ce4">
            <text:p>0,52</text:p>
          </table:table-cell>
          <table:table-cell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.91666666666667695" table:formula="of:=AVERAGE([.D107:.G107])" table:style-name="ce4">
            <text:p>0,92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2" table:style-name="ce4"/>
          <table:table-cell office:value-type="float" office:value="0.91666666666667695" table:style-name="ce4">
            <text:p>0,92</text:p>
          </table:table-cell>
          <table:table-cell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4.1500000000000004" table:formula="of:=AVERAGE([.H108:.K108])" table:style-name="ce5">
            <text:p>4,1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4.1500000000000004" table:style-name="ce1">
            <text:p>4,15</text:p>
          </table:table-cell>
          <table:table-cell table:number-columns-repeated="2" table:style-name="ce1"/>
          <table:table-cell office:value-type="time" office:time-value="PT1H9M44S" table:formula="of:=[.O108]-[.O107]" table:style-name="ce7">
            <text:p>01:09:44</text:p>
          </table:table-cell>
          <table:table-cell office:value-type="time" office:time-value="PT1H9M44S" table:style-name="ce7">
            <text:p>01:09:44</text:p>
          </table:table-cell>
          <table:table-cell office:value-type="float" office:value="4184" table:formula="of:=IF([.N108]=&quot;&quot;;&quot;&quot;;[.N108]*86400)" table:style-name="ce8">
            <text:p>4184</text:p>
          </table:table-cell>
          <table:table-cell office:value-type="float" office:value="69.733333333333334" table:formula="of:=IF([.P108]=&quot;&quot;;&quot;&quot;;[.P108]/60)" table:style-name="ce5">
            <text:p>69,73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2.4" table:formula="of:=AVERAGE([.H109:.K109])" table:style-name="ce5">
            <text:p>2,4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4" table:style-name="ce1">
            <text:p>2,4</text:p>
          </table:table-cell>
          <table:table-cell table:number-columns-repeated="2" table:style-name="ce1"/>
          <table:table-cell office:value-type="time" office:time-value="PT0H4M9S" table:formula="of:=[.O109]-[.O108]" table:style-name="ce7">
            <text:p>00:04:09</text:p>
          </table:table-cell>
          <table:table-cell office:value-type="time" office:time-value="PT1H13M53S" table:style-name="ce7">
            <text:p>01:13:53</text:p>
          </table:table-cell>
          <table:table-cell office:value-type="float" office:value="249.00000000000057" table:formula="of:=IF([.N109]=&quot;&quot;;&quot;&quot;;[.N109]*86400)" table:style-name="ce8">
            <text:p>249</text:p>
          </table:table-cell>
          <table:table-cell office:value-type="float" office:value="4.1500000000000092" table:formula="of:=IF([.P109]=&quot;&quot;;&quot;&quot;;[.P109]/60)" table:style-name="ce5">
            <text:p>4,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1.7666666666666699" table:formula="of:=AVERAGE([.H110:.K110])" table:style-name="ce5">
            <text:p>1,7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666666666666699" table:style-name="ce1">
            <text:p>1,766666667</text:p>
          </table:table-cell>
          <table:table-cell table:number-columns-repeated="2" table:style-name="ce1"/>
          <table:table-cell office:value-type="time" office:time-value="PT0H2M24S" table:formula="of:=[.O110]-[.O109]" table:style-name="ce7">
            <text:p>00:02:24</text:p>
          </table:table-cell>
          <table:table-cell office:value-type="time" office:time-value="PT1H16M17S" table:style-name="ce7">
            <text:p>01:16:17</text:p>
          </table:table-cell>
          <table:table-cell office:value-type="float" office:value="143.99999999999912" table:formula="of:=IF([.N110]=&quot;&quot;;&quot;&quot;;[.N110]*86400)" table:style-name="ce8">
            <text:p>144</text:p>
          </table:table-cell>
          <table:table-cell office:value-type="float" office:value="2.3999999999999853" table:formula="of:=IF([.P110]=&quot;&quot;;&quot;&quot;;[.P110]/60)" table:style-name="ce5">
            <text:p>2,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.72" table:formula="of:=AVERAGE([.D111:.G111])" table:style-name="ce4">
            <text:p>0,72</text:p>
          </table:table-cell>
          <table:table-cell office:value-type="float" office:value="0" table:formula="of:=AVERAGE([.H111:.K111])" table:style-name="ce5">
            <text:p>#DZIEL/0!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6S" table:formula="of:=[.O111]-[.O110]" table:style-name="ce7">
            <text:p>00:01:46</text:p>
          </table:table-cell>
          <table:table-cell office:value-type="time" office:time-value="PT1H18M3S" table:style-name="ce7">
            <text:p>01:18:03</text:p>
          </table:table-cell>
          <table:table-cell office:value-type="float" office:value="106.00000000000078" table:formula="of:=IF([.N111]=&quot;&quot;;&quot;&quot;;[.N111]*86400)" table:style-name="ce8">
            <text:p>106</text:p>
          </table:table-cell>
          <table:table-cell office:value-type="float" office:value="1.7666666666666797" table:formula="of:=IF([.P111]=&quot;&quot;;&quot;&quot;;[.P111]/60)" table:style-name="ce5">
            <text:p>1,7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2.18333333333333" table:formula="of:=AVERAGE([.H112:.K112])" table:style-name="ce5">
            <text:p>2,18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18333333333333" table:style-name="ce1">
            <text:p>2,183333333</text:p>
          </table:table-cell>
          <table:table-cell table:number-columns-repeated="2" table:style-name="ce1"/>
          <table:table-cell office:value-type="time" office:time-value="PT0H0M43S" table:formula="of:=[.O112]-[.O111]" table:style-name="ce7">
            <text:p>00:00:43</text:p>
          </table:table-cell>
          <table:table-cell office:value-type="time" office:time-value="PT1H18M46S" table:style-name="ce7">
            <text:p>01:18:46</text:p>
          </table:table-cell>
          <table:table-cell office:value-type="float" office:value="42.999999999999929" table:formula="of:=IF([.N112]=&quot;&quot;;&quot;&quot;;[.N112]*86400)" table:style-name="ce8">
            <text:p>43</text:p>
          </table:table-cell>
          <table:table-cell office:value-type="float" office:value="0.71666666666666545" table:formula="of:=IF([.P112]=&quot;&quot;;&quot;&quot;;[.P112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1.7166666666666699" table:formula="of:=AVERAGE([.H113:.K113])" table:style-name="ce5">
            <text:p>1,7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166666666666699" table:style-name="ce1">
            <text:p>1,716666667</text:p>
          </table:table-cell>
          <table:table-cell table:number-columns-repeated="2" table:style-name="ce1"/>
          <table:table-cell office:value-type="time" office:time-value="PT0H2M11S" table:formula="of:=[.O113]-[.O112]" table:style-name="ce7">
            <text:p>00:02:11</text:p>
          </table:table-cell>
          <table:table-cell office:value-type="time" office:time-value="PT1H20M57S" table:style-name="ce7">
            <text:p>01:20:57</text:p>
          </table:table-cell>
          <table:table-cell office:value-type="float" office:value="130.99999999999969" table:formula="of:=IF([.N113]=&quot;&quot;;&quot;&quot;;[.N113]*86400)" table:style-name="ce8">
            <text:p>131</text:p>
          </table:table-cell>
          <table:table-cell office:value-type="float" office:value="2.1833333333333282" table:formula="of:=IF([.P113]=&quot;&quot;;&quot;&quot;;[.P113]/60)" table:style-name="ce5">
            <text:p>2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601" table:formula="of:=AVERAGE([.D114:.G114])" table:style-name="ce4">
            <text:p>1,03</text:p>
          </table:table-cell>
          <table:table-cell office:value-type="float" office:value="2.0333333333333297" table:formula="of:=AVERAGE([.H114:.K114])" table:style-name="ce5">
            <text:p>2,03</text:p>
          </table:table-cell>
          <table:table-cell office:value-type="float" office:value="0.53333333333333" table:style-name="ce4">
            <text:p>0,53</text:p>
          </table:table-cell>
          <table:table-cell office:value-type="float" office:value="1.5333333333333901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5" table:style-name="ce5">
            <text:p>1,65</text:p>
          </table:table-cell>
          <table:table-cell table:number-columns-repeated="3" table:style-name="ce1"/>
          <table:table-cell office:value-type="time" office:time-value="PT0H1M43S" table:formula="of:=[.O114]-[.O113]" table:style-name="ce7">
            <text:p>00:01:43</text:p>
          </table:table-cell>
          <table:table-cell office:value-type="time" office:time-value="PT1H22M40S" table:style-name="ce7">
            <text:p>01:22:40</text:p>
          </table:table-cell>
          <table:table-cell office:value-type="float" office:value="103.00000000000031" table:formula="of:=IF([.N114]=&quot;&quot;;&quot;&quot;;[.N114]*86400)" table:style-name="ce8">
            <text:p>103</text:p>
          </table:table-cell>
          <table:table-cell office:value-type="float" office:value="1.7166666666666719" table:formula="of:=IF([.P114]=&quot;&quot;;&quot;&quot;;[.P114]/60)" table:style-name="ce5">
            <text:p>1,7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02" table:formula="of:=AVERAGE([.D115:.G115])" table:style-name="ce4">
            <text:p>1,63</text:p>
          </table:table-cell>
          <table:table-cell office:value-type="float" office:value="1.4111111111111168" table:formula="of:=AVERAGE([.H115:.K115])" table:style-name="ce5">
            <text:p>1,41</text:p>
          </table:table-cell>
          <table:table-cell office:value-type="float" office:value="2.2000000000000002" table:style-name="ce4">
            <text:p>2,20</text:p>
          </table:table-cell>
          <table:table-cell office:value-type="float" office:value="1.06666666666666" table:style-name="ce4">
            <text:p>1,07</text:p>
          </table:table-cell>
          <table:table-cell table:number-columns-repeated="2" table:style-name="ce4"/>
          <table:table-cell office:value-type="float" office:value="1.36666666666667" table:style-name="ce5">
            <text:p>1,37</text:p>
          </table:table-cell>
          <table:table-cell office:value-type="float" office:value="1.6666666666666701" table:style-name="ce5">
            <text:p>1,67</text:p>
          </table:table-cell>
          <table:table-cell office:value-type="float" office:value="1.2000000000000099" table:style-name="ce5">
            <text:p>1,20</text:p>
          </table:table-cell>
          <table:table-cell table:number-columns-repeated="3" table:style-name="ce1"/>
          <table:table-cell office:value-type="float" office:value="-5.7407407407407407E-2" table:formula="of:=[.O115]-[.O114]" table:style-name="ce7">
            <text:p>#######</text:p>
          </table:table-cell>
          <table:table-cell table:style-name="ce7"/>
          <table:table-cell office:value-type="float" office:value="-4960" table:formula="of:=IF([.N115]=&quot;&quot;;&quot;&quot;;[.N115]*86400)" table:style-name="ce8">
            <text:p>-4960</text:p>
          </table:table-cell>
          <table:table-cell office:value-type="float" office:value="-82.666666666666671" table:formula="of:=IF([.P115]=&quot;&quot;;&quot;&quot;;[.P115]/60)" table:style-name="ce5">
            <text:p>-82,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405" table:formula="of:=AVERAGE([.D116:.G116])" table:style-name="ce4">
            <text:p>0,87</text:p>
          </table:table-cell>
          <table:table-cell office:value-type="float" office:value="1.4722222222222197" table:formula="of:=AVERAGE([.H116:.K116])" table:style-name="ce5">
            <text:p>1,47</text:p>
          </table:table-cell>
          <table:table-cell office:value-type="float" office:value="0.93333333333332302" table:style-name="ce4">
            <text:p>0,93</text:p>
          </table:table-cell>
          <table:table-cell office:value-type="float" office:value="0.79999999999996496" table:style-name="ce4">
            <text:p>0,80</text:p>
          </table:table-cell>
          <table:table-cell table:number-columns-repeated="2" table:style-name="ce4"/>
          <table:table-cell office:value-type="float" office:value="1.7666666666666599" table:style-name="ce5">
            <text:p>1,77</text:p>
          </table:table-cell>
          <table:table-cell office:value-type="float" office:value="1.7833333333333301" table:style-name="ce5">
            <text:p>1,78</text:p>
          </table:table-cell>
          <table:table-cell office:value-type="float" office:value="0.86666666666666903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56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96" table:style-name="ce4">
            <text:p>0,88</text:p>
          </table:table-cell>
          <table:table-cell office:value-type="float" office:value="0.73333333333334205" table:style-name="ce4">
            <text:p>0,73</text:p>
          </table:table-cell>
          <table:table-cell table:number-columns-repeated="2" table:style-name="ce4"/>
          <table:table-cell office:value-type="float" office:value="0.81666666666666099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98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" table:formula="of:=AVERAGE([.D118:.G118])" table:style-name="ce4">
            <text:p>1,07</text:p>
          </table:table-cell>
          <table:table-cell office:value-type="float" office:value="0.96666666666667034" table:formula="of:=AVERAGE([.H118:.K118])" table:style-name="ce5">
            <text:p>0,97</text:p>
          </table:table-cell>
          <table:table-cell office:value-type="float" office:value="1.0833333333333399" table:style-name="ce4">
            <text:p>1,08</text:p>
          </table:table-cell>
          <table:table-cell office:value-type="float" office:value="1.05" table:style-name="ce4">
            <text:p>1,05</text:p>
          </table:table-cell>
          <table:table-cell table:number-columns-repeated="2" table:style-name="ce4"/>
          <table:table-cell office:value-type="float" office:value="1.0166666666666699" table:style-name="ce5">
            <text:p>1,02</text:p>
          </table:table-cell>
          <table:table-cell office:value-type="float" office:value="1.06666666666668" table:style-name="ce5">
            <text:p>1,07</text:p>
          </table:table-cell>
          <table:table-cell office:value-type="float" office:value="0.81666666666666099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602" table:formula="of:=AVERAGE([.D119:.G119])" table:style-name="ce4">
            <text:p>2,07</text:p>
          </table:table-cell>
          <table:table-cell office:value-type="float" office:value="1.88333333333334" table:formula="of:=AVERAGE([.H119:.K119])" table:style-name="ce5">
            <text:p>1,88</text:p>
          </table:table-cell>
          <table:table-cell table:style-name="ce4"/>
          <table:table-cell office:value-type="float" office:value="2.0666666666666602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43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5" table:style-name="ce4">
            <text:p>1,65</text:p>
          </table:table-cell>
          <table:table-cell office:value-type="float" office:value="0.78333333333334898" table:style-name="ce4">
            <text:p>0,78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1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99" table:style-name="ce4">
            <text:p>1,20</text:p>
          </table:table-cell>
          <table:table-cell office:value-type="float" office:value="1.75000000000003" table:style-name="ce4">
            <text:p>1,75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306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903" table:style-name="ce4">
            <text:p>0,87</text:p>
          </table:table-cell>
          <table:table-cell office:value-type="float" office:value="0.91666666666663699" table:style-name="ce4">
            <text:p>0,92</text:p>
          </table:table-cell>
          <table:table-cell table:number-columns-repeated="2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301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301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701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3">
          <table:table-cell table:number-columns-repeated="16384"/>
        </table:table-row>
      </table:table>
      <table:table table:name="Arkusz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2-13T16:54:29Z</meta:creation-date>
    <dc:date>2021-09-23T13:51:55Z</dc:date>
    <meta:editing-cycles>1</meta:editing-cycles>
    <meta:editing-duration>PT152S</meta:editing-duration>
    <meta:user-defined meta:name="ContentTypeId">0x010100CD5458B81A8B2B4B92FF87D810305C72</meta:user-defined>
  </office:meta>
</office:document-meta>
</file>